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Import necessary libraries</text:p>
      <text:p text:style-name="Normal">Import pandas as pd</text:p>
      <text:p text:style-name="Normal">From sklearn.model_selection import train_test_split</text:p>
      <text:p text:style-name="Normal">From sklearn.tree import DecisionTreeClassifier</text:p>
      <text:p text:style-name="Normal">From sklearn.svm import SVC</text:p>
      <text:p text:style-name="Normal">From sklearn.neighbors import KNeighborsClassifier</text:p>
      <text:p text:style-name="Normal">From sklearn.metrics import accuracy_score</text:p>
      <text:p text:style-name="Normal"/>
      <text:p text:style-name="Normal"># Load the Iris dataset</text:p>
      <text:p text:style-name="Normal">Iris_data = pd.read_csv(“/datamining/iris.csv”)</text:p>
      <text:p text:style-name="Normal"/>
      <text:p text:style-name="Normal"># Split the dataset into features and target variable</text:p>
      <text:p text:style-name="Normal">X = iris_data.drop(‘species’, axis=1)</text:p>
      <text:p text:style-name="Normal">Y = iris_data[‘species’]</text:p>
      <text:p text:style-name="Normal"/>
      <text:p text:style-name="Normal"># Split data into training and testing sets</text:p>
      <text:p text:style-name="Normal">X_train, X_test, y_train, y_test = train_test_split(X, y, test_size=0.2, random_state=42)</text:p>
      <text:p text:style-name="Normal"/>
      <text:p text:style-name="Normal"># Initialize classifiers</text:p>
      <text:p text:style-name="Normal">Decision_tree = DecisionTreeClassifier()</text:p>
      <text:p text:style-name="Normal">Svm = SVC()</text:p>
      <text:p text:style-name="Normal">Knn = KNeighborsClassifier()</text:p>
      <text:p text:style-name="Normal"/>
      <text:p text:style-name="Normal"># Train classifiers</text:p>
      <text:p text:style-name="Normal">Decision_tree.fit(X_train, y_train)</text:p>
      <text:p text:style-name="Normal">Svm.fit(X_train, y_train)</text:p>
      <text:p text:style-name="Normal">Knn.fit(X_train, y_train)</text:p>
      <text:p text:style-name="Normal"/>
      <text:p text:style-name="Normal"># Make predictions</text:p>
      <text:p text:style-name="Normal">Y_pred_dt = decision_tree.predict(X_test)</text:p>
      <text:p text:style-name="Normal">Y_pred_svm = svm.predict(X_test)</text:p>
      <text:p text:style-name="Normal">Y_pred_knn = knn.predict(X_test)</text:p>
      <text:p text:style-name="Normal"/>
      <text:p text:style-name="Normal"># Calculate accuracies</text:p>
      <text:p text:style-name="Normal">Accuracy_dt = accuracy_score(y_test, y_pred_dt)</text:p>
      <text:p text:style-name="Normal">Accuracy_svm = accuracy_score(y_test, y_pred_svm)</text:p>
      <text:p text:style-name="Normal">Accuracy_knn = accuracy_score(y_test, y_pred_knn)</text:p>
      <text:p text:style-name="Normal"/>
      <text:p text:style-name="Normal"># Print accuracies</text:p>
      <text:p text:style-name="Normal">Print(“Decision Tree Accuracy:”, accuracy_dt)</text:p>
      <text:p text:style-name="Normal">Print(“SVM Accuracy:”, accuracy_svm)</text:p>
      <text:p text:style-name="Normal">Print(“k-NN Accuracy:”, accuracy_knn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avebeautiful48@gmail.com</meta:initial-creator>
    <dc:creator>bravebeautiful48@gmail.com</dc:creator>
    <meta:creation-date>2024-04-27T13:47:00Z</meta:creation-date>
    <dc:date>2024-04-27T13:47:00Z</dc:date>
    <meta:template xlink:href="Normal.dotm" xlink:type="simple"/>
    <meta:editing-cycles>3</meta:editing-cycles>
    <meta:editing-duration>PT60S</meta:editing-duration>
    <meta:document-statistic meta:page-count="1" meta:paragraph-count="2" meta:word-count="187" meta:character-count="1255" meta:row-count="8" meta:non-whitespace-character-count="1070"/>
  </office:meta>
</office:document-meta>
</file>